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arrow">
      <style:graphic-properties draw:textarea-vertical-align="middle" draw:auto-grow-height="false" fo:min-height="1.083cm" fo:min-width="0.83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885cm" svg:height="1.885cm" svg:x="9.275cm" svg:y="5.69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885cm" svg:height="1.885cm" svg:x="14.081cm" svg:y="9.3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885cm" svg:height="1.885cm" svg:x="12.049cm" svg:y="14.3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85cm" svg:height="1.885cm" svg:x="6.969cm" svg:y="14.33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885cm" svg:height="1.885cm" svg:x="4.81cm" svg:y="9.27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69cm" svg:y1="10.991cm" svg:x2="13.934cm" svg:y2="15.278cm" draw:start-shape="id1" draw:start-glue-point="9" draw:end-shape="id2" draw:end-glue-point="10" svg:d="M15690 10991c0 2858-585 4287-1756 4287" svg:viewBox="0 0 1757 4288">
          <text:p/>
        </draw:connector>
        <draw:connector draw:style-name="gr2" draw:text-style-name="P2" draw:layer="layout" draw:type="curve" svg:x1="12.325cm" svg:y1="15.944cm" svg:x2="8.578cm" svg:y2="15.944cm" draw:start-shape="id2" draw:start-glue-point="7" draw:end-shape="id3" draw:end-glue-point="9" svg:d="M12325 15944h-3747" svg:viewBox="0 0 3748 1">
          <text:p/>
        </draw:connector>
        <draw:connector draw:style-name="gr2" draw:text-style-name="P2" draw:layer="layout" draw:type="curve" svg:x1="6.969cm" svg:y1="15.278cm" svg:x2="5.753cm" svg:y2="11.16cm" draw:start-shape="id3" draw:start-glue-point="6" draw:end-shape="id4" draw:end-glue-point="8" svg:d="M6969 15278c-811 0-1216-1372-1216-4118" svg:viewBox="0 0 1217 4119">
          <text:p/>
        </draw:connector>
        <draw:connector draw:style-name="gr2" draw:text-style-name="P2" draw:layer="layout" draw:type="curve" svg:x1="5.753cm" svg:y1="9.275cm" svg:x2="9.275cm" svg:y2="6.642cm" draw:start-shape="id4" draw:start-glue-point="4" draw:end-shape="id5" draw:end-glue-point="6" svg:d="M5753 9275c0-1756 1174-2633 3522-2633" svg:viewBox="0 0 3523 2634">
          <text:p/>
        </draw:connector>
        <draw:custom-shape draw:style-name="gr1" draw:text-style-name="P1" xml:id="id6" draw:id="id6" draw:layer="layout" svg:width="1.885cm" svg:height="1.885cm" svg:x="9.255cm" svg:y="10.14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16cm" svg:y1="6.642cm" svg:x2="15.024cm" svg:y2="9.382cm" draw:start-shape="id5" draw:start-glue-point="10" draw:end-shape="id1" draw:end-glue-point="4" svg:d="M11160 6642c2576 0 3864 913 3864 2740" svg:viewBox="0 0 3865 2741">
          <text:p/>
        </draw:connector>
        <draw:connector draw:style-name="gr2" draw:text-style-name="P2" draw:layer="layout" draw:type="line" svg:x1="9.255cm" svg:y1="11.087cm" svg:x2="6.695cm" svg:y2="10.218cm" draw:start-shape="id6" draw:start-glue-point="6" draw:end-shape="id4" draw:end-glue-point="10" svg:d="M9255 11087l-2560-869" svg:viewBox="0 0 2561 870">
          <text:p/>
        </draw:connector>
        <draw:connector draw:style-name="gr2" draw:text-style-name="P2" draw:layer="layout" draw:type="line" svg:x1="10.198cm" svg:y1="10.144cm" svg:x2="10.218cm" svg:y2="7.584cm" draw:start-shape="id6" draw:start-glue-point="4" draw:end-shape="id5" draw:end-glue-point="8" svg:d="M10198 10144l20-2560" svg:viewBox="0 0 21 2561">
          <text:p/>
        </draw:connector>
        <draw:connector draw:style-name="gr2" draw:text-style-name="P2" draw:layer="layout" draw:type="line" svg:x1="11.14cm" svg:y1="11.087cm" svg:x2="14.081cm" svg:y2="10.325cm" draw:start-shape="id6" draw:start-glue-point="10" draw:end-shape="id1" draw:end-glue-point="6" svg:d="M11140 11087l2941-762" svg:viewBox="0 0 2942 763">
          <text:p/>
        </draw:connector>
        <draw:connector draw:style-name="gr2" draw:text-style-name="P2" draw:layer="layout" draw:type="line" svg:x1="9.531cm" svg:y1="11.753cm" svg:x2="7.912cm" svg:y2="14.335cm" draw:start-shape="id6" draw:start-glue-point="7" draw:end-shape="id3" draw:end-glue-point="4" svg:d="M9531 11753l-1619 2582" svg:viewBox="0 0 1620 2583">
          <text:p/>
        </draw:connector>
        <draw:connector draw:style-name="gr2" draw:text-style-name="P2" draw:layer="layout" draw:type="line" svg:x1="10.864cm" svg:y1="11.753cm" svg:x2="12.325cm" svg:y2="14.611cm" draw:start-shape="id6" draw:start-glue-point="9" draw:end-shape="id2" draw:end-glue-point="5" svg:d="M10864 11753l1461 2858" svg:viewBox="0 0 1462 2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color="#ffffff" draw:fill-gradient-name="Gradient_20_7" draw:fill-hatch-name="Hatching_20_1" draw:fill-image-name="Bitmap_20_1" draw:fill-image-width="0cm" draw:fill-image-height="0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0:32:50.177975861</meta:creation-date>
    <dc:date>2017-02-14T20:53:41.679680096</dc:date>
    <meta:editing-duration>PT11M33S</meta:editing-duration>
    <meta:editing-cycles>3</meta:editing-cycles>
    <meta:generator>LibreOffice/5.1.4.2$Linux_x86 LibreOffice_project/10m0$Build-2</meta:generator>
    <meta:document-statistic meta:object-count="16"/>
  </office:meta>
</office:document-meta>
</file>